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VConfiguration.getFeature( String fea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SVConfiguration.getProperty( String 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SVConfiguration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SVConfiguration.parse( XMLInputSource sour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CSVConfiguration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